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 Mono" svg:font-family="'Ubuntu Mono'" style:font-pitch="fixed"/>
    <style:font-face style:name="Verdana" svg:font-family="Verdana" style:font-family-generic="system" style:font-pitch="variable"/>
  </office:font-face-decls>
  <office:automatic-styles>
    <style:style style:name="P1" style:family="paragraph" style:parent-style-name="Header">
      <style:text-properties style:font-name="Ubuntu" fo:language="zxx" fo:country="none" officeooo:rsid="001c094b" officeooo:paragraph-rsid="001c094b" style:language-asian="zxx" style:country-asian="none" style:language-complex="zxx" style:country-complex="none"/>
    </style:style>
    <style:style style:name="P2" style:family="paragraph" style:parent-style-name="Standard">
      <style:paragraph-properties fo:margin-top="0in" fo:margin-bottom="0.1181in" style:contextual-spacing="false" fo:line-height="150%"/>
      <style:text-properties style:font-name="Ubuntu" fo:language="zxx" fo:country="none" officeooo:rsid="001c094b" officeooo:paragraph-rsid="001c094b" style:language-asian="zxx" style:country-asian="none" style:language-complex="zxx" style:country-complex="none"/>
    </style:style>
    <style:style style:name="P3" style:family="paragraph" style:parent-style-name="Standard">
      <style:paragraph-properties fo:margin-top="0in" fo:margin-bottom="0.1181in" style:contextual-spacing="false" fo:line-height="150%"/>
      <style:text-properties style:font-name="Ubuntu" fo:language="zxx" fo:country="none" officeooo:rsid="001903ba" officeooo:paragraph-rsid="001903ba" style:language-asian="zxx" style:country-asian="none" style:language-complex="zxx" style:country-complex="none"/>
    </style:style>
    <style:style style:name="P4" style:family="paragraph" style:parent-style-name="Standard">
      <style:paragraph-properties fo:margin-top="0in" fo:margin-bottom="0.1181in" style:contextual-spacing="false" fo:line-height="150%"/>
      <style:text-properties style:font-name="Ubuntu" fo:language="zxx" fo:country="none" officeooo:rsid="001903ba" officeooo:paragraph-rsid="001c094b" style:language-asian="zxx" style:country-asian="none" style:language-complex="zxx" style:country-complex="none"/>
    </style:style>
    <style:style style:name="P5" style:family="paragraph" style:parent-style-name="Standard">
      <style:paragraph-properties fo:margin-top="0in" fo:margin-bottom="0.1181in" style:contextual-spacing="false" fo:line-height="150%"/>
      <style:text-properties style:font-name="Ubuntu" fo:language="zxx" fo:country="none" officeooo:rsid="001decf2" officeooo:paragraph-rsid="001decf2" style:language-asian="zxx" style:country-asian="none" style:language-complex="zxx" style:country-complex="none"/>
    </style:style>
    <style:style style:name="P6" style:family="paragraph" style:parent-style-name="Standard">
      <style:paragraph-properties fo:margin-top="0in" fo:margin-bottom="0.1181in" style:contextual-spacing="false" fo:line-height="150%"/>
      <style:text-properties style:font-name="Ubuntu" fo:font-size="8pt" fo:language="zxx" fo:country="none" fo:font-style="italic" officeooo:rsid="001c094b" officeooo:paragraph-rsid="001c094b" style:font-size-asian="8pt" style:language-asian="zxx" style:country-asian="none" style:font-style-asian="italic" style:font-size-complex="8pt" style:language-complex="zxx" style:country-complex="none" style:font-style-complex="italic"/>
    </style:style>
    <style:style style:name="P7" style:family="paragraph" style:parent-style-name="Standard">
      <style:paragraph-properties fo:text-align="center" style:justify-single-word="false">
        <style:tab-stops>
          <style:tab-stop style:position="5.5in"/>
        </style:tab-stops>
      </style:paragraph-properties>
      <style:text-properties style:font-name="Ubuntu" fo:font-size="15pt" style:text-underline-style="solid" style:text-underline-width="auto" style:text-underline-color="font-color" fo:font-weight="bold" officeooo:rsid="001903ba" officeooo:paragraph-rsid="001903ba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Ubuntu" officeooo:rsid="001903ba" officeooo:paragraph-rsid="001903ba"/>
    </style:style>
    <style:style style:name="P9" style:family="paragraph" style:parent-style-name="Standard">
      <style:paragraph-properties fo:margin-top="0in" fo:margin-bottom="0.1181in" style:contextual-spacing="false" fo:line-height="150%"/>
      <style:text-properties style:font-name="Ubuntu" fo:language="zxx" fo:country="none" officeooo:rsid="001ec100" officeooo:paragraph-rsid="001ec100" style:language-asian="zxx" style:country-asian="none" style:language-complex="zxx" style:country-complex="none"/>
    </style:style>
    <style:style style:name="P10" style:family="paragraph" style:parent-style-name="Standard">
      <style:paragraph-properties fo:margin-top="0in" fo:margin-bottom="0.1181in" style:contextual-spacing="false" fo:line-height="150%"/>
      <style:text-properties style:font-name="Ubuntu" fo:language="zxx" fo:country="none" officeooo:rsid="001903ba" officeooo:paragraph-rsid="001ec100" style:language-asian="zxx" style:country-asian="none" style:language-complex="zxx" style:country-complex="none"/>
    </style:style>
    <style:style style:name="P11" style:family="paragraph" style:parent-style-name="Standard">
      <style:paragraph-properties fo:margin-top="0in" fo:margin-bottom="0.1181in" style:contextual-spacing="false" fo:line-height="150%"/>
      <style:text-properties style:font-name="Ubuntu" fo:language="zxx" fo:country="none" officeooo:rsid="001903ba" officeooo:paragraph-rsid="001c094b" style:language-asian="zxx" style:country-asian="none" style:language-complex="zxx" style:country-complex="none"/>
    </style:style>
    <style:style style:name="P12" style:family="paragraph" style:parent-style-name="Standard">
      <style:paragraph-properties fo:margin-top="0in" fo:margin-bottom="0.1181in" style:contextual-spacing="false" fo:line-height="150%"/>
      <style:text-properties style:font-name="Ubuntu" fo:language="zxx" fo:country="none" officeooo:rsid="001c094b" officeooo:paragraph-rsid="001ec100" style:language-asian="zxx" style:country-asian="none" style:language-complex="zxx" style:country-complex="none"/>
    </style:style>
    <style:style style:name="T1" style:family="text">
      <style:text-properties officeooo:rsid="00191cf6"/>
    </style:style>
    <style:style style:name="T2" style:family="text">
      <style:text-properties officeooo:rsid="001c094b"/>
    </style:style>
    <style:style style:name="T3" style:family="text">
      <style:text-properties fo:language="zxx" fo:country="none" officeooo:rsid="001c094b" style:language-asian="zxx" style:country-asian="none" style:language-complex="zxx" style:country-complex="none"/>
    </style:style>
    <style:style style:name="T4" style:family="text">
      <style:text-properties style:font-name="Ubuntu Mono" fo:font-weight="bold" officeooo:rsid="001c094b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094b" style:font-weight-asian="bold" style:font-weight-complex="bold"/>
    </style:style>
    <style:style style:name="T7" style:family="text">
      <style:text-properties fo:font-weight="bold" officeooo:rsid="001ec100" style:font-weight-asian="bold" style:font-weight-complex="bold"/>
    </style:style>
    <style:style style:name="T8" style:family="text">
      <style:text-properties officeooo:rsid="001decf2"/>
    </style:style>
    <style:style style:name="T9" style:family="text">
      <style:text-properties fo:font-weight="normal" officeooo:rsid="001ec100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Arbeitsblatt</text:span>: <text:span text:style-name="T3">Die ersten eigenen Daten</text:span></text:p>
      <text:p text:style-name="P8"/>
      <text:p text:style-name="P8"/>
      <text:p text:style-name="P5">Achte bei allen folgenden Aufgaben auf <text:span text:style-name="T10">sinnvoll geeignete</text:span> Datentypen.</text:p>
      <text:p text:style-name="P4"><text:span text:style-name="T6">Aufgabe </text:span><text:span text:style-name="T5">1)</text:span> Erstelle die Da<text:span text:style-name="T1">t</text:span>enbanktabelle „<text:span text:style-name="T4">Person</text:span><text:span text:style-name="T2">” mit den Spalten </text:span><text:span text:style-name="T4">name</text:span><text:span text:style-name="T2">, </text:span><text:span text:style-name="T4">surname</text:span><text:span text:style-name="T2">, </text:span><text:span text:style-name="T4">year_of_birth</text:span><text:span text:style-name="T2">, </text:span><text:span text:style-name="T4">height</text:span><text:span text:style-name="T2"> und </text:span><text:span text:style-name="T4">gender</text:span><text:span text:style-name="T2"> und trage dort ein paar deiner Freund:innen </text:span>ein.</text:p>
      <text:p text:style-name="P3"/>
      <text:p text:style-name="P4"><text:span text:style-name="T6">Aufgabe </text:span><text:span text:style-name="T5">2)</text:span> Erstelle ein eine Datenbank-Tabelle für die Ranglisten-Tabelle der Fußball-Bundesliga. <text:span text:style-name="T2">Diese sollte mindestens die Spalten </text:span><text:span text:style-name="T4">team</text:span><text:span text:style-name="T2">, </text:span><text:span text:style-name="T4">played</text:span><text:span text:style-name="T2">, </text:span><text:span text:style-name="T4">won</text:span><text:span text:style-name="T2">, </text:span><text:span text:style-name="T4">drawn</text:span><text:span text:style-name="T2">, </text:span><text:span text:style-name="T4">lost</text:span><text:span text:style-name="T2"> und </text:span><text:span text:style-name="T4">points</text:span><text:span text:style-name="T2"> enthalten. (Die Anzahl der gespielten, gewonnen, unentschiedenen und verlorenen Spiele, sowie den Teamnamen und die Punkte)</text:span></text:p>
      <text:p text:style-name="P4">Trage die momentan führenden fünf Vereine ein.</text:p>
      <text:p text:style-name="P6">(natürlich kannst Du alternativ auch eine Tabelle für die spanische Primera Division oder die britische Premier League erstellen)</text:p>
      <text:p text:style-name="P9"/>
      <text:p text:style-name="P10"><text:span text:style-name="T7">Aufgabe 3) </text:span><text:span text:style-name="T9">Immer wieder parken Fremde auf dem Lehrerparkplatz der Schule. Um zu identifizieren, welches Auto einem Lehrer oder einer Lehrerin gehört, möchte die Sekretärin eine Datenbanktabelle haben. Kannst Du ihr helfen?</text:span></text:p>
      <text:p text:style-name="P10"><text:span text:style-name="T6"/></text:p>
      <text:p text:style-name="P4"><text:span text:style-name="T6">Aufgabe </text:span><text:span text:style-name="T7">4</text:span><text:span text:style-name="T5">)</text:span> Du musst ständig deinen Klassenkameraden Geld leihen und möchtest dir in einer Datenbank aufschreiben, wem du wann wieviel geliehen hast und ob du es schon zurückbekommen hast. <text:span text:style-name="T8">Idealerweise bräuchtest Du auch die Telefonnummern, damit Du im Zweifelsfall eine Erinnerung schicken kannst.<text:line-break/></text:span><text:span text:style-name="T2">Wie könnte man das in der Datenbank umsetzen?</text:span></text:p>
      <text:p text:style-name="P10"><text:span text:style-name="T7"/></text:p>
      <text:p text:style-name="P10"><text:span text:style-name="T6">Aufgabe </text:span><text:span text:style-name="T7">5</text:span><text:span text:style-name="T5">)</text:span> <text:span text:style-name="T2">Überlege dir (auf Papier!) welche Daten wohl nötig sind, um alles wichtige zu einer Schulstunde in einer Datenbanktabelle zu erfassen. Eine Zeile der Tabelle soll dann eine Schulstunde </text:span><text:s/><text:span text:style-name="T2">abbilden.</text:span></text:p>
      <text:p text:style-name="P12">Erstelle dann die Tabelle in deiner Datenbank und gib testweise die Daten des heutigen Schultages ei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 Mono" svg:font-family="'Ubuntu Mono'" style:font-pitch="fixed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Verdana" style:font-family-complex="Verdana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Ubuntu" fo:language="zxx" fo:country="none" officeooo:rsid="001c094b" officeooo:paragraph-rsid="001c094b" style:language-asian="zxx" style:country-asian="none" style:language-complex="zxx" style:country-complex="non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fo:border="0.06pt solid #000000" fo:padding="0.0201in" fo:background-color="transparent" style:dynamic-spacing="false" draw:fill="none" draw:fill-color="#99ccf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B102<text:tab/>Datenbanken I: Datentypen und Tabellen<text:tab/>Seite <text:page-number text:select-page="current">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42M5S</meta:editing-duration>
    <meta:editing-cycles>6</meta:editing-cycles>
    <meta:generator>LibreOffice/7.2.1.2$Linux_X86_64 LibreOffice_project/20$Build-2</meta:generator>
    <dc:date>2021-09-24T09:40:09.260666201</dc:date>
    <dc:creator>Christoph Krichenbauer</dc:creator>
    <meta:document-statistic meta:table-count="0" meta:image-count="0" meta:object-count="0" meta:page-count="1" meta:paragraph-count="11" meta:word-count="239" meta:character-count="1668" meta:non-whitespace-character-count="1439"/>
    <meta:user-defined meta:name="Info 1"/>
    <meta:user-defined meta:name="Info 2"/>
    <meta:user-defined meta:name="Info 3"/>
    <meta:user-defined meta:name="Info 4"/>
  </office:meta>
</office:document-meta>
</file>